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 table:style-name="Default"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running total hours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 table:style-name="Default"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</table:table-row>
        <table:table-row table:style-name="ro1">
          <table:table-cell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 table:style-name="Default"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6">00/00/0000</text:date>, <text:time style:data-style-name="N2" text:time-value="15:09:16.6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4-11-26T23:29:44.583000000</dc:date>
    <meta:editing-duration>P1DT9H50M31S</meta:editing-duration>
    <meta:editing-cycles>27</meta:editing-cycles>
    <meta:generator>LibreOffice/24.8.2.1$Windows_X86_64 LibreOffice_project/0f794b6e29741098670a3b95d60478a65d05ef13</meta:generator>
    <meta:document-statistic meta:table-count="1" meta:cell-count="38" meta:object-count="0"/>
  </office:meta>
</office:document-meta>
</file>